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draw:marker-start-width="0.276cm" draw:marker-end-width="0.276cm" draw:textarea-horizontal-align="center" draw:textarea-vertical-align="middle" fo:padding-top="0.15cm" fo:padding-bottom="0.15cm" fo:padding-left="0.275cm" fo:padding-right="0.275cm" style:protect="position size"/>
    </style:style>
    <style:style style:name="gr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center" draw:textarea-vertical-align="middle" draw:auto-grow-height="true" draw:auto-grow-width="true" fo:min-height="0cm" fo:min-width="0cm" fo:padding-top="0.228cm" fo:padding-bottom="0.228cm" fo:padding-left="0.228cm" fo:padding-right="0.228cm"/>
    </style:style>
    <style:style style:name="gr3" style:family="graphic" style:parent-style-name="standard">
      <style:graphic-properties draw:stroke="solid" svg:stroke-width="0.025cm" svg:stroke-color="#808080" draw:marker-start-width="0.025cm" draw:marker-end="" draw:marker-end-width="0.025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center" draw:textarea-vertical-align="middle" draw:auto-grow-height="true" draw:auto-grow-width="true" fo:min-height="0cm" fo:min-width="0cm" fo:padding-top="0.228cm" fo:padding-bottom="0.228cm" fo:padding-left="0.025cm" fo:padding-right="0.431cm"/>
    </style:style>
    <style:style style:name="gr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center" draw:textarea-vertical-align="middle" draw:auto-grow-height="true" draw:auto-grow-width="true" fo:min-height="0cm" fo:min-width="0cm" fo:padding-top="0.228cm" fo:padding-bottom="0.228cm" fo:padding-left="0.431cm" fo:padding-right="0.431cm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center" draw:textarea-vertical-align="middle" draw:auto-grow-height="true" draw:auto-grow-width="true" fo:min-height="0cm" fo:min-width="0cm" fo:padding-top="0.228cm" fo:padding-bottom="0.228cm" fo:padding-left="0.431cm" fo:padding-right="0.025cm"/>
    </style:style>
    <style:style style:name="gr7" style:family="graphic" style:parent-style-name="standard">
      <style:graphic-properties draw:stroke="solid" svg:stroke-width="0.025cm" svg:stroke-color="#808080" draw:marker-start-width="0.025cm" draw:marker-end="Symmetric_20_Arrow" draw:marker-end-width="0.152cm" draw:textarea-horizontal-align="center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solid" svg:stroke-width="0.025cm" svg:stroke-color="#808080" draw:marker-start-width="0.025cm" draw:marker-end="" draw:marker-end-width="0.025cm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stroke="solid" svg:stroke-width="0.025cm" svg:stroke-color="#808080" draw:marker-start-width="0.152cm" draw:marker-end="Symmetric_20_Arrow" draw:marker-end-width="0.152cm" draw:textarea-horizontal-align="center" draw:textarea-vertical-align="top" draw:fit-to-size="false" fo:padding-top="0.012cm" fo:padding-bottom="0.012cm" fo:padding-left="0.012cm" fo:padding-right="0.012cm"/>
    </style:style>
    <style:style style:name="gr10" style:family="graphic" style:parent-style-name="standard">
      <style:graphic-properties draw:stroke="solid" svg:stroke-width="0.025cm" svg:stroke-color="#808080" draw:marker-start-width="0.152cm" draw:marker-end="Symmetric_20_Arrow" draw:marker-end-width="0.152cm" draw:textarea-horizontal-align="right" draw:textarea-vertical-align="middle" fo:padding-top="-0.013cm" fo:padding-bottom="-0.013cm" fo:padding-left="-0.013cm" fo:padding-right="-2.426cm"/>
    </style:style>
    <style:style style:name="gr11" style:family="graphic" style:parent-style-name="standard">
      <style:graphic-properties draw:stroke="solid" svg:stroke-width="0.025cm" svg:stroke-color="#808080" draw:marker-start="Symmetric_20_Arrow" draw:marker-start-width="0.152cm" draw:marker-end="Symmetric_20_Arrow" draw:marker-end-width="0.152cm" draw:textarea-horizontal-align="left" draw:textarea-vertical-align="middle" fo:padding-top="0.012cm" fo:padding-bottom="0.012cm" fo:padding-left="0.977cm" fo:padding-right="0.012cm"/>
    </style:style>
    <style:style style:name="gr12" style:family="graphic" style:parent-style-name="standard">
      <style:graphic-properties draw:stroke="none" svg:stroke-width="0.051cm" svg:stroke-color="#000000" draw:marker-start-width="0.203cm" draw:marker-end-width="0.203cm" draw:fill="none" draw:fill-color="#ffffff" draw:textarea-horizontal-align="center" draw:textarea-vertical-align="middle" draw:auto-grow-height="true" draw:auto-grow-width="true" fo:min-height="0cm" fo:min-width="0cm" fo:padding-top="0.228cm" fo:padding-bottom="0.228cm" fo:padding-left="0.228cm" fo:padding-right="0.228cm"/>
    </style:style>
    <style:style style:name="gr13" style:family="graphic" style:parent-style-name="standard">
      <style:graphic-properties draw:stroke="solid" svg:stroke-width="0.025cm" svg:stroke-color="#808080" draw:marker-start-width="0.152cm" draw:marker-end="Symmetric_20_Arrow" draw:marker-end-width="0.152cm" draw:textarea-horizontal-align="left" draw:textarea-vertical-align="middle" fo:padding-top="0.012cm" fo:padding-bottom="0.012cm" fo:padding-left="0.977cm" fo:padding-right="0.0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2pt" fo:font-style="italic" style:font-size-asian="12pt" style:font-size-complex="12pt"/>
    </style:style>
    <style:style style:name="P4" style:family="paragraph">
      <style:paragraph-properties fo:text-align="center"/>
      <style:text-properties fo:font-family="'Times New Roman'" style:font-style-name="cursiva" style:font-family-generic="roman" style:font-pitch="variable" fo:font-size="12pt" fo:font-style="italic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font-family="'Times New Roman'" style:font-family-generic="roman" style:font-pitch="variable" fo:font-size="12pt" fo:font-style="italic" style:font-size-asian="12pt" style:font-size-complex="12pt"/>
    </style:style>
    <style:style style:name="T3" style:family="text">
      <style:text-properties fo:font-family="'Times New Roman'" style:font-style-name="cursiva" style:font-family-generic="roman" style:font-pitch="variable" fo:font-size="12pt" fo:font-style="italic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86cm" svg:y1="7.983cm" svg:x2="1.686cm" svg:y2="8.618cm">
          <text:p/>
        </draw:line>
        <draw:line draw:style-name="gr1" draw:text-style-name="P1" draw:layer="layout" svg:x1="5.496cm" svg:y1="7.984cm" svg:x2="5.496cm" svg:y2="8.619cm">
          <text:p/>
        </draw:line>
        <draw:line draw:style-name="gr1" draw:text-style-name="P1" draw:layer="layout" svg:x1="9.306cm" svg:y1="7.985cm" svg:x2="9.306cm" svg:y2="8.62cm">
          <text:p/>
        </draw:line>
        <draw:line draw:style-name="gr1" draw:text-style-name="P1" draw:layer="layout" svg:x1="13.116cm" svg:y1="5.687cm" svg:x2="13.751cm" svg:y2="5.687cm">
          <text:p/>
        </draw:line>
        <draw:line draw:style-name="gr1" draw:text-style-name="P1" draw:layer="layout" svg:x1="13.117cm" svg:y1="3.782cm" svg:x2="13.752cm" svg:y2="3.782cm">
          <text:p/>
        </draw:line>
        <draw:line draw:style-name="gr1" draw:text-style-name="P1" draw:layer="layout" svg:x1="13.118cm" svg:y1="1.877cm" svg:x2="13.753cm" svg:y2="1.877cm">
          <text:p/>
        </draw:line>
        <draw:line draw:style-name="gr1" draw:text-style-name="P1" draw:layer="layout" svg:x1="7.403cm" svg:y1="7.984cm" svg:x2="7.403cm" svg:y2="8.619cm">
          <text:p/>
        </draw:line>
        <draw:line draw:style-name="gr1" draw:text-style-name="P1" draw:layer="layout" svg:x1="3.593cm" svg:y1="7.985cm" svg:x2="3.593cm" svg:y2="8.62cm">
          <text:p/>
        </draw:line>
        <draw:frame draw:style-name="gr2" draw:text-style-name="P2" draw:layer="layout" svg:width="1.935cm" svg:height="0.927cm" svg:x="4.529cm" svg:y="0.975cm">
          <draw:text-box>
            <text:p text:style-name="P1"><text:span text:style-name="T1">Artifacts</text:span></text:p>
          </draw:text-box>
        </draw:frame>
        <draw:custom-shape draw:style-name="gr3" draw:text-style-name="P1" draw:layer="layout" svg:width="3.81cm" svg:height="1.905cm" svg:x="1.686cm" svg:y="3.78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3.81cm" svg:height="1.905cm" svg:x="5.496cm" svg:y="3.78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id="id7" draw:layer="layout" svg:width="3.81cm" svg:height="1.905cm" svg:x="3.593cm" svg:y="1.87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id="id6" draw:layer="layout" svg:width="2.486cm" svg:height="0.927cm" svg:x="4.253cm" svg:y="5.662cm">
          <draw:text-box>
            <text:p text:style-name="P1"><text:span text:style-name="T1">Community</text:span></text:p>
          </draw:text-box>
        </draw:frame>
        <draw:frame draw:style-name="gr2" draw:text-style-name="P2" draw:id="id5" draw:layer="layout" svg:width="2.376cm" svg:height="1.397cm" svg:x="8.118cm" svg:y="5.662cm">
          <draw:text-box>
            <text:p text:style-name="P1"><text:span text:style-name="T1">Division of</text:span><text:span text:style-name="T1"><text:line-break/></text:span><text:span text:style-name="T1">labor</text:span></text:p>
          </draw:text-box>
        </draw:frame>
        <draw:frame draw:style-name="gr2" draw:text-style-name="P2" draw:id="id3" draw:layer="layout" svg:width="1.423cm" svg:height="0.927cm" svg:x="0.975cm" svg:y="5.663cm">
          <draw:text-box>
            <text:p text:style-name="P1"><text:span text:style-name="T1">Rules</text:span></text:p>
          </draw:text-box>
        </draw:frame>
        <draw:frame draw:style-name="gr4" draw:text-style-name="P2" draw:id="id4" draw:layer="layout" svg:width="1.728cm" svg:height="0.927cm" svg:x="1.89cm" svg:y="3.319cm">
          <draw:text-box>
            <text:p text:style-name="P1"><text:span text:style-name="T1">Subject</text:span></text:p>
          </draw:text-box>
        </draw:frame>
        <draw:frame draw:style-name="gr5" draw:text-style-name="P2" draw:id="id1" draw:layer="layout" svg:width="1.99cm" svg:height="0.927cm" svg:x="7.378cm" svg:y="3.32cm">
          <draw:text-box>
            <text:p text:style-name="P1"><text:span text:style-name="T1">Object</text:span></text:p>
          </draw:text-box>
        </draw:frame>
        <draw:frame draw:style-name="gr6" draw:text-style-name="P2" draw:id="id2" draw:layer="layout" svg:width="2.007cm" svg:height="0.927cm" svg:x="10.543cm" svg:y="3.321cm">
          <draw:text-box>
            <text:p text:style-name="P1"><text:span text:style-name="T1">Outcome</text:span></text:p>
          </draw:text-box>
        </draw:frame>
        <draw:connector draw:style-name="gr7" draw:text-style-name="P1" draw:layer="layout" draw:type="line" svg:x1="9.368cm" svg:y1="3.783cm" svg:x2="10.543cm" svg:y2="3.784cm" draw:start-shape="id1" draw:start-glue-point="1" draw:end-shape="id2" draw:end-glue-point="3" svg:d="m9368 3783 1175 1">
          <text:p/>
        </draw:connector>
        <draw:connector draw:style-name="gr8" draw:text-style-name="P1" draw:layer="layout" draw:type="line" svg:x1="7.378cm" svg:y1="3.783cm" svg:x2="1.686cm" svg:y2="5.663cm" draw:start-shape="id1" draw:start-glue-point="3" draw:end-shape="id3" draw:end-glue-point="0" svg:d="m7378 3783-5692 1880">
          <text:p/>
        </draw:connector>
        <draw:connector draw:style-name="gr8" draw:text-style-name="P1" draw:layer="layout" draw:type="line" svg:x1="3.618cm" svg:y1="3.782cm" svg:x2="9.306cm" svg:y2="5.662cm" draw:start-shape="id4" draw:start-glue-point="1" draw:end-shape="id5" draw:end-glue-point="0" svg:d="m3618 3782 5688 1880">
          <text:p/>
        </draw:connector>
        <draw:connector draw:style-name="gr8" draw:text-style-name="P1" draw:layer="layout" draw:type="line" svg:x1="5.496cm" svg:y1="5.662cm" svg:x2="5.498cm" svg:y2="1.877cm" draw:start-shape="id6" draw:start-glue-point="0" draw:end-shape="id7" draw:end-glue-point="4" svg:d="m5496 5662 2-3785">
          <text:p/>
        </draw:connector>
        <draw:connector draw:style-name="gr9" draw:text-style-name="P3" draw:layer="layout" draw:type="line" svg:x1="5.034cm" svg:y1="16.634cm" svg:x2="8.595cm" svg:y2="16.634cm" draw:start-shape="id8" draw:start-glue-point="1" draw:end-shape="id9" draw:end-glue-point="3" svg:d="m5034 16634h3561">
          <text:p text:style-name="P1"><text:span text:style-name="T2">Determine</text:span></text:p>
        </draw:connector>
        <draw:connector draw:style-name="gr9" draw:text-style-name="P3" draw:layer="layout" draw:type="line" svg:x1="4.513cm" svg:y1="14.435cm" svg:x2="8.864cm" svg:y2="14.435cm" draw:start-shape="id10" draw:start-glue-point="1" draw:end-shape="id11" draw:end-glue-point="3" svg:d="m4513 14435h4351">
          <text:p text:style-name="P1"><text:span text:style-name="T2">Results in</text:span></text:p>
        </draw:connector>
        <draw:connector draw:style-name="gr9" draw:text-style-name="P3" draw:layer="layout" draw:type="line" svg:x1="4.714cm" svg:y1="12.233cm" svg:x2="8.745cm" svg:y2="12.233cm" draw:start-shape="id12" draw:start-glue-point="1" draw:end-shape="id13" draw:end-glue-point="3" svg:d="m4714 12233h4031">
          <text:p text:style-name="P1"><text:span text:style-name="T2">Generates</text:span></text:p>
        </draw:connector>
        <draw:connector draw:style-name="gr10" draw:text-style-name="P4" draw:layer="layout" draw:type="line" svg:x1="9.668cm" svg:y1="12.697cm" svg:x2="9.668cm" svg:y2="13.972cm" draw:start-shape="id13" draw:start-glue-point="2" draw:end-shape="id11" draw:end-glue-point="0" svg:d="m9668 12697v1275">
          <text:p text:style-name="P1"><text:span text:style-name="T3">Composed of</text:span></text:p>
        </draw:connector>
        <draw:connector draw:style-name="gr10" draw:text-style-name="P4" draw:layer="layout" draw:type="line" svg:x1="9.668cm" svg:y1="14.899cm" svg:x2="9.668cm" svg:y2="16.171cm" draw:start-shape="id11" draw:start-glue-point="2" draw:end-shape="id9" draw:end-glue-point="0" svg:d="m9668 14899v1272">
          <text:p text:style-name="P1"><text:span text:style-name="T3">Composed of</text:span></text:p>
        </draw:connector>
        <draw:connector draw:style-name="gr11" draw:text-style-name="P1" draw:layer="layout" draw:type="line" svg:x1="3.873cm" svg:y1="12.697cm" svg:x2="3.873cm" svg:y2="13.972cm" draw:start-shape="id12" draw:start-glue-point="2" draw:end-shape="id10" draw:end-glue-point="0" svg:d="m3873 12697v1275">
          <text:p/>
        </draw:connector>
        <draw:connector draw:style-name="gr11" draw:text-style-name="P1" draw:layer="layout" draw:type="line" svg:x1="3.873cm" svg:y1="14.899cm" svg:x2="3.873cm" svg:y2="16.171cm" draw:start-shape="id10" draw:start-glue-point="2" draw:end-shape="id8" draw:end-glue-point="0" svg:d="m3873 14899v1272">
          <text:p/>
        </draw:connector>
        <draw:frame draw:style-name="gr12" draw:text-style-name="P2" draw:id="id12" draw:layer="layout" svg:width="1.681cm" svg:height="0.927cm" svg:x="3.033cm" svg:y="11.77cm">
          <draw:text-box>
            <text:p text:style-name="P1"><text:span text:style-name="T1">Motive</text:span></text:p>
          </draw:text-box>
        </draw:frame>
        <draw:frame draw:style-name="gr12" draw:text-style-name="P2" draw:id="id13" draw:layer="layout" svg:width="1.847cm" svg:height="0.927cm" svg:x="8.745cm" svg:y="11.77cm">
          <draw:text-box>
            <text:p text:style-name="P1"><text:span text:style-name="T1">Activity</text:span></text:p>
          </draw:text-box>
        </draw:frame>
        <draw:frame draw:style-name="gr12" draw:text-style-name="P2" draw:id="id14" draw:layer="layout" svg:width="3.862cm" svg:height="0.927cm" svg:x="12.992cm" svg:y="11.77cm">
          <draw:text-box>
            <text:p text:style-name="P1"><text:span text:style-name="T1">Why activity occurs</text:span></text:p>
          </draw:text-box>
        </draw:frame>
        <draw:frame draw:style-name="gr12" draw:text-style-name="P2" draw:id="id10" draw:layer="layout" svg:width="1.279cm" svg:height="0.927cm" svg:x="3.234cm" svg:y="13.972cm">
          <draw:text-box>
            <text:p text:style-name="P1"><text:span text:style-name="T1">Goal</text:span></text:p>
          </draw:text-box>
        </draw:frame>
        <draw:frame draw:style-name="gr12" draw:text-style-name="P2" draw:id="id11" draw:layer="layout" svg:width="1.609cm" svg:height="0.927cm" svg:x="8.864cm" svg:y="13.972cm">
          <draw:text-box>
            <text:p text:style-name="P1"><text:span text:style-name="T1">Action</text:span></text:p>
          </draw:text-box>
        </draw:frame>
        <draw:frame draw:style-name="gr12" draw:text-style-name="P2" draw:id="id15" draw:layer="layout" svg:width="3.955cm" svg:height="0.927cm" svg:x="12.945cm" svg:y="13.972cm">
          <draw:text-box>
            <text:p text:style-name="P1"><text:span text:style-name="T1">What activity occurs</text:span></text:p>
          </draw:text-box>
        </draw:frame>
        <draw:frame draw:style-name="gr12" draw:text-style-name="P2" draw:id="id8" draw:layer="layout" svg:width="2.321cm" svg:height="0.927cm" svg:x="2.713cm" svg:y="16.171cm">
          <draw:text-box>
            <text:p text:style-name="P1"><text:span text:style-name="T1">Conditions</text:span></text:p>
          </draw:text-box>
        </draw:frame>
        <draw:frame draw:style-name="gr12" draw:text-style-name="P2" draw:id="id9" draw:layer="layout" svg:width="2.147cm" svg:height="0.927cm" svg:x="8.595cm" svg:y="16.171cm">
          <draw:text-box>
            <text:p text:style-name="P1"><text:span text:style-name="T1">Operation</text:span></text:p>
          </draw:text-box>
        </draw:frame>
        <draw:frame draw:style-name="gr12" draw:text-style-name="P2" draw:id="id16" draw:layer="layout" svg:width="3.862cm" svg:height="0.927cm" svg:x="12.993cm" svg:y="16.171cm">
          <draw:text-box>
            <text:p text:style-name="P1"><text:span text:style-name="T1">How activity occurs</text:span></text:p>
          </draw:text-box>
        </draw:frame>
        <draw:connector draw:style-name="gr13" draw:text-style-name="P1" draw:layer="layout" draw:type="line" svg:x1="10.592cm" svg:y1="12.233cm" svg:x2="12.992cm" svg:y2="12.233cm" draw:start-shape="id13" draw:start-glue-point="1" draw:end-shape="id14" draw:end-glue-point="3" svg:d="m10592 12233h2400">
          <text:p/>
        </draw:connector>
        <draw:connector draw:style-name="gr13" draw:text-style-name="P1" draw:layer="layout" draw:type="line" svg:x1="10.473cm" svg:y1="14.435cm" svg:x2="12.945cm" svg:y2="14.435cm" draw:start-shape="id11" draw:start-glue-point="1" draw:end-shape="id15" draw:end-glue-point="3" svg:d="m10473 14435h2472">
          <text:p/>
        </draw:connector>
        <draw:connector draw:style-name="gr13" draw:text-style-name="P1" draw:layer="layout" draw:type="line" svg:x1="10.742cm" svg:y1="16.634cm" svg:x2="12.993cm" svg:y2="16.634cm" draw:start-shape="id9" draw:start-glue-point="1" draw:end-shape="id16" draw:end-glue-point="3" svg:d="m10742 16634h2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ndy Souza</meta:initial-creator>
    <meta:creation-date>2010-10-30T20:11:47</meta:creation-date>
    <dc:date>2010-11-27T19:18:06</dc:date>
    <dc:creator>Randy Souza</dc:creator>
    <meta:editing-duration>PT06H59M41S</meta:editing-duration>
    <meta:editing-cycles>12</meta:editing-cycles>
    <meta:generator>OpenOffice.org/3.2$Linux OpenOffice.org_project/320m12$Build-9483</meta:generator>
    <meta:document-statistic meta:object-count="41"/>
  </office:meta>
</office:document-meta>
</file>